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9mm"/>
    </style:style>
    <style:style style:name="co3" style:family="table-column">
      <style:table-column-properties fo:break-before="auto" style:column-width="45.01mm"/>
    </style:style>
    <style:style style:name="co4" style:family="table-column">
      <style:table-column-properties fo:break-before="auto" style:column-width="41.75mm"/>
    </style:style>
    <style:style style:name="co5" style:family="table-column">
      <style:table-column-properties fo:break-before="auto" style:column-width="53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ro3" style:family="table-row">
      <style:table-row-properties style:row-height="4.6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c0c0c0"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2pt" style:language-asian="ar" style:country-asian="SA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size-asian="10pt" style:language-asian="ar" style:country-asian="SA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able-cell-properties fo:background-color="#c0c0c0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99pt solid #000000" fo:background-color="#c0c0c0" style:text-align-source="fix" style:repeat-content="false" fo:border-left="none" fo:border-right="none" fo:border-top="none"/>
      <style:paragraph-properties fo:text-align="justify"/>
      <style:text-properties fo:color="#000000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language-asian="ar" style:country-asian="SA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212.82mm" svg:y="100.87mm">
            <loext:p draw:notify-on-update-of-ranges="Hoja1.B22:Hoja1.B34 Hoja1.C21:Hoja1.C21 Hoja1.C22:Hoja1.C34 Hoja1.B22:Hoja1.B34 Hoja1.D21:Hoja1.D21 Hoja1.D22:Hoja1.D34 Hoja1.B22:Hoja1.B34 Hoja1.E21:Hoja1.E21 Hoja1.E22:Hoja1.E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0.06mm" svg:height="90.1mm" svg:x="212.39mm" svg:y="3.12mm">
            <loext:p draw:notify-on-update-of-ranges="Hoja1.B5:Hoja1.B17 Hoja1.C4:Hoja1.C4 Hoja1.C5:Hoja1.C17 Hoja1.B5:Hoja1.B17 Hoja1.D4:Hoja1.D4 Hoja1.D5:Hoja1.D17 Hoja1.B5:Hoja1.B17 Hoja1.E4:Hoja1.E4 Hoja1.E5:Hoja1.E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ATCGIRD:</text:p>
          </table:table-cell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T. secuencial vect, Globales</text:p>
            <text:p>1 thread/core</text:p>
          </table:table-cell>
          <table:table-cell table:style-name="ce11" office:value-type="string" calcext:value-type="string">
            <text:p>T. paralelo (versión for)</text:p>
            <text:p>24 threads/cores</text:p>
          </table:table-cell>
          <table:table-cell table:style-name="ce11" office:value-type="string" calcext:value-type="string">
            <text:p>T. paralelo (versión sections)</text:p>
            <text:p>4 threads/cores</text:p>
          </table:table-cell>
        </table:table-row>
        <table:table-row table:style-name="ro3">
          <table:table-cell/>
          <table:table-cell office:value-type="float" office:value="16384" calcext:value-type="float">
            <text:p>16384</text:p>
          </table:table-cell>
          <table:table-cell office:value-type="float" office:value="0.00011488" calcext:value-type="float">
            <text:p>0,00011488</text:p>
          </table:table-cell>
          <table:table-cell office:value-type="float" office:value="0.00418877" calcext:value-type="float">
            <text:p>0,00418877</text:p>
          </table:table-cell>
          <table:table-cell office:value-type="string" calcext:value-type="string">
            <text:p>0.006757118</text:p>
          </table:table-cell>
        </table:table-row>
        <table:table-row table:style-name="ro1">
          <table:table-cell/>
          <table:table-cell table:style-name="ce4" office:value-type="float" office:value="32768" calcext:value-type="float">
            <text:p>32768</text:p>
          </table:table-cell>
          <table:table-cell table:style-name="ce9" office:value-type="float" office:value="0.000194418" calcext:value-type="float">
            <text:p>0,000194418</text:p>
          </table:table-cell>
          <table:table-cell table:style-name="ce9" office:value-type="float" office:value="0.004623909" calcext:value-type="float">
            <text:p>0,004623909</text:p>
          </table:table-cell>
          <table:table-cell table:style-name="ce9" office:value-type="string" calcext:value-type="string">
            <text:p>0.002147380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0.000387518" calcext:value-type="float">
            <text:p>0,000387518</text:p>
          </table:table-cell>
          <table:table-cell office:value-type="float" office:value="0.006497946" calcext:value-type="float">
            <text:p>0,006497946</text:p>
          </table:table-cell>
          <table:table-cell office:value-type="string" calcext:value-type="string">
            <text:p>0.002363225</text:p>
          </table:table-cell>
        </table:table-row>
        <table:table-row table:style-name="ro1">
          <table:table-cell/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0.000788074" calcext:value-type="float">
            <text:p>0,000788074</text:p>
          </table:table-cell>
          <table:table-cell table:style-name="ce9" office:value-type="float" office:value="0.000167502" calcext:value-type="float">
            <text:p>0,000167502</text:p>
          </table:table-cell>
          <table:table-cell table:style-name="ce9" office:value-type="string" calcext:value-type="string">
            <text:p>0.004625522 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0.001584133" calcext:value-type="float">
            <text:p>0,001584133</text:p>
          </table:table-cell>
          <table:table-cell office:value-type="float" office:value="0.004762385" calcext:value-type="float">
            <text:p>0,004762385</text:p>
          </table:table-cell>
          <table:table-cell office:value-type="string" calcext:value-type="string">
            <text:p>0.000651298</text:p>
          </table:table-cell>
        </table:table-row>
        <table:table-row table:style-name="ro1">
          <table:table-cell/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0.003239701" calcext:value-type="float">
            <text:p>0,003239701</text:p>
          </table:table-cell>
          <table:table-cell table:style-name="ce9" office:value-type="float" office:value="0.004706856" calcext:value-type="float">
            <text:p>0,004706856</text:p>
          </table:table-cell>
          <table:table-cell table:style-name="ce9" office:value-type="string" calcext:value-type="string">
            <text:p>0.001576111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0.005383457" calcext:value-type="float">
            <text:p>0,005383457</text:p>
          </table:table-cell>
          <table:table-cell office:value-type="float" office:value="0.000966482" calcext:value-type="float">
            <text:p>0,000966482</text:p>
          </table:table-cell>
          <table:table-cell office:value-type="string" calcext:value-type="string">
            <text:p>0.004711697 </text:p>
          </table:table-cell>
        </table:table-row>
        <table:table-row table:style-name="ro1">
          <table:table-cell/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0.010300564" calcext:value-type="float">
            <text:p>0,010300564</text:p>
          </table:table-cell>
          <table:table-cell table:style-name="ce9" office:value-type="float" office:value="0.002605997" calcext:value-type="float">
            <text:p>0,002605997</text:p>
          </table:table-cell>
          <table:table-cell table:style-name="ce9" office:value-type="string" calcext:value-type="string">
            <text:p>0.005762571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0.020062675" calcext:value-type="float">
            <text:p>0,020062675</text:p>
          </table:table-cell>
          <table:table-cell office:value-type="float" office:value="0.004969185" calcext:value-type="float">
            <text:p>0,004969185</text:p>
          </table:table-cell>
          <table:table-cell office:value-type="string" calcext:value-type="string">
            <text:p>0.012401124</text:p>
          </table:table-cell>
        </table:table-row>
        <table:table-row table:style-name="ro1">
          <table:table-cell/>
          <table:table-cell table:style-name="ce5" office:value-type="float" office:value="8388608" calcext:value-type="float">
            <text:p>8388608</text:p>
          </table:table-cell>
          <table:table-cell table:style-name="ce9" office:value-type="float" office:value="0.039292277" calcext:value-type="float">
            <text:p>0,039292277</text:p>
          </table:table-cell>
          <table:table-cell table:style-name="ce9" office:value-type="float" office:value="0.009445636" calcext:value-type="float">
            <text:p>0,009445636</text:p>
          </table:table-cell>
          <table:table-cell table:style-name="ce9" office:value-type="string" calcext:value-type="string">
            <text:p>0.022575624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office:value-type="float" office:value="0.078920846" calcext:value-type="float">
            <text:p>0,078920846</text:p>
          </table:table-cell>
          <table:table-cell office:value-type="float" office:value="0.018401407" calcext:value-type="float">
            <text:p>0,018401407</text:p>
          </table:table-cell>
          <table:table-cell office:value-type="string" calcext:value-type="string">
            <text:p>0.041518308</text:p>
          </table:table-cell>
        </table:table-row>
        <table:table-row table:style-name="ro1">
          <table:table-cell/>
          <table:table-cell table:style-name="ce5" office:value-type="float" office:value="33554432" calcext:value-type="float">
            <text:p>33554432</text:p>
          </table:table-cell>
          <table:table-cell table:style-name="ce9" office:value-type="float" office:value="0.158294406" calcext:value-type="float">
            <text:p>0,158294406</text:p>
          </table:table-cell>
          <table:table-cell table:style-name="ce9" office:value-type="float" office:value="0.036223626" calcext:value-type="float">
            <text:p>0,036223626</text:p>
          </table:table-cell>
          <table:table-cell table:style-name="ce9" office:value-type="string" calcext:value-type="string">
            <text:p>0.077475183</text:p>
          </table:table-cell>
        </table:table-row>
        <table:table-row table:style-name="ro1">
          <table:table-cell/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317379843" calcext:value-type="float">
            <text:p>0,317379843</text:p>
          </table:table-cell>
          <table:table-cell table:style-name="ce10" office:value-type="float" office:value="0.072185487" calcext:value-type="float">
            <text:p>0,072185487</text:p>
          </table:table-cell>
          <table:table-cell table:style-name="ce10" office:value-type="string" calcext:value-type="string">
            <text:p>0.16543660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table:style-name="ce1"/>
          <table:table-cell table:style-name="ce7" office:value-type="string" calcext:value-type="string" table:number-columns-spanned="4" table:number-rows-spanned="1">
            <text:p>PC personal: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Default" table:number-columns-repeated="4"/>
        </table:table-row>
        <table:table-row table:style-name="ro2">
          <table:table-cell/>
          <table:table-cell table:style-name="ce2" office:value-type="string" calcext:value-type="string">
            <text:p>Nº de Componentes</text:p>
          </table:table-cell>
          <table:table-cell table:style-name="ce2" office:value-type="string" calcext:value-type="string">
            <text:p>T. secuencial vect, Globales</text:p>
            <text:p>1 thread/core</text:p>
          </table:table-cell>
          <table:table-cell table:style-name="ce11" office:value-type="string" calcext:value-type="string">
            <text:p>T. paralelo (versión for)</text:p>
            <text:p>4 threads/cores</text:p>
          </table:table-cell>
          <table:table-cell table:style-name="ce11" office:value-type="string" calcext:value-type="string">
            <text:p>T. paralelo (versión sections)</text:p>
            <text:p>4 threads/cores</text:p>
          </table:table-cell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0.000187331" calcext:value-type="float">
            <text:p>0,000187331</text:p>
          </table:table-cell>
          <table:table-cell office:value-type="float" office:value="0.003562781" calcext:value-type="float">
            <text:p>0,003562781</text:p>
          </table:table-cell>
          <table:table-cell office:value-type="float" office:value="0.00071311" calcext:value-type="float">
            <text:p>0,00071311</text:p>
          </table:table-cell>
        </table:table-row>
        <table:table-row table:style-name="ro1">
          <table:table-cell/>
          <table:table-cell table:style-name="ce4" office:value-type="float" office:value="32768" calcext:value-type="float">
            <text:p>32768</text:p>
          </table:table-cell>
          <table:table-cell table:style-name="ce9" office:value-type="float" office:value="0.000207951" calcext:value-type="float">
            <text:p>0,000207951</text:p>
          </table:table-cell>
          <table:table-cell table:style-name="ce9" office:value-type="float" office:value="0.003373672" calcext:value-type="float">
            <text:p>0,003373672</text:p>
          </table:table-cell>
          <table:table-cell table:style-name="ce9" office:value-type="float" office:value="0.002874773" calcext:value-type="float">
            <text:p>0,002874773</text:p>
          </table:table-cell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0.0002359" calcext:value-type="float">
            <text:p>0,0002359</text:p>
          </table:table-cell>
          <table:table-cell office:value-type="float" office:value="0.000812517" calcext:value-type="float">
            <text:p>0,000812517</text:p>
          </table:table-cell>
          <table:table-cell office:value-type="float" office:value="0.002855686" calcext:value-type="float">
            <text:p>0,002855686</text:p>
          </table:table-cell>
        </table:table-row>
        <table:table-row table:style-name="ro1">
          <table:table-cell/>
          <table:table-cell table:style-name="ce5" office:value-type="float" office:value="131072" calcext:value-type="float">
            <text:p>131072</text:p>
          </table:table-cell>
          <table:table-cell table:style-name="ce9" office:value-type="float" office:value="0.000329453" calcext:value-type="float">
            <text:p>0,000329453</text:p>
          </table:table-cell>
          <table:table-cell table:style-name="ce9" office:value-type="float" office:value="0.001316516" calcext:value-type="float">
            <text:p>0,001316516</text:p>
          </table:table-cell>
          <table:table-cell table:style-name="ce9" office:value-type="float" office:value="0.00100356" calcext:value-type="float">
            <text:p>0,00100356</text:p>
          </table:table-cell>
        </table:table-row>
        <table:table-row table:style-name="ro1">
          <table:table-cell/>
          <table:table-cell office:value-type="float" office:value="262144" calcext:value-type="float">
            <text:p>262144</text:p>
          </table:table-cell>
          <table:table-cell office:value-type="float" office:value="0.000931368" calcext:value-type="float">
            <text:p>0,000931368</text:p>
          </table:table-cell>
          <table:table-cell office:value-type="float" office:value="0.003637744" calcext:value-type="float">
            <text:p>0,003637744</text:p>
          </table:table-cell>
          <table:table-cell office:value-type="float" office:value="0.001223535" calcext:value-type="float">
            <text:p>0,001223535</text:p>
          </table:table-cell>
        </table:table-row>
        <table:table-row table:style-name="ro1">
          <table:table-cell/>
          <table:table-cell table:style-name="ce5" office:value-type="float" office:value="524288" calcext:value-type="float">
            <text:p>524288</text:p>
          </table:table-cell>
          <table:table-cell table:style-name="ce9" office:value-type="float" office:value="0.001550678" calcext:value-type="float">
            <text:p>0,001550678</text:p>
          </table:table-cell>
          <table:table-cell table:style-name="ce9" office:value-type="float" office:value="0.002010716" calcext:value-type="float">
            <text:p>0,002010716</text:p>
          </table:table-cell>
          <table:table-cell table:style-name="ce9" office:value-type="float" office:value="0.002141825" calcext:value-type="float">
            <text:p>0,002141825</text:p>
          </table:table-cell>
        </table:table-row>
        <table:table-row table:style-name="ro1">
          <table:table-cell/>
          <table:table-cell office:value-type="float" office:value="1048576" calcext:value-type="float">
            <text:p>1048576</text:p>
          </table:table-cell>
          <table:table-cell office:value-type="float" office:value="0.003011745" calcext:value-type="float">
            <text:p>0,003011745</text:p>
          </table:table-cell>
          <table:table-cell office:value-type="float" office:value="0.003427914" calcext:value-type="float">
            <text:p>0,003427914</text:p>
          </table:table-cell>
          <table:table-cell office:value-type="float" office:value="0.00481576" calcext:value-type="float">
            <text:p>0,00481576</text:p>
          </table:table-cell>
        </table:table-row>
        <table:table-row table:style-name="ro1">
          <table:table-cell/>
          <table:table-cell table:style-name="ce5" office:value-type="float" office:value="2097152" calcext:value-type="float">
            <text:p>2097152</text:p>
          </table:table-cell>
          <table:table-cell table:style-name="ce9" office:value-type="float" office:value="0.006105224" calcext:value-type="float">
            <text:p>0,006105224</text:p>
          </table:table-cell>
          <table:table-cell table:style-name="ce9" office:value-type="float" office:value="0.006237251" calcext:value-type="float">
            <text:p>0,006237251</text:p>
          </table:table-cell>
          <table:table-cell table:style-name="ce9" office:value-type="float" office:value="0.006196455" calcext:value-type="float">
            <text:p>0,006196455</text:p>
          </table:table-cell>
        </table:table-row>
        <table:table-row table:style-name="ro1">
          <table:table-cell/>
          <table:table-cell office:value-type="float" office:value="4194304" calcext:value-type="float">
            <text:p>4194304</text:p>
          </table:table-cell>
          <table:table-cell office:value-type="float" office:value="0.013335993" calcext:value-type="float">
            <text:p>0,013335993</text:p>
          </table:table-cell>
          <table:table-cell office:value-type="float" office:value="0.012375529" calcext:value-type="float">
            <text:p>0,012375529</text:p>
          </table:table-cell>
          <table:table-cell office:value-type="float" office:value="0.01241685" calcext:value-type="float">
            <text:p>0,01241685</text:p>
          </table:table-cell>
        </table:table-row>
        <table:table-row table:style-name="ro1">
          <table:table-cell/>
          <table:table-cell table:style-name="ce5" office:value-type="float" office:value="8388608" calcext:value-type="float">
            <text:p>8388608</text:p>
          </table:table-cell>
          <table:table-cell table:style-name="ce9" office:value-type="float" office:value="0.027334643" calcext:value-type="float">
            <text:p>0,027334643</text:p>
          </table:table-cell>
          <table:table-cell table:style-name="ce9" office:value-type="float" office:value="0.024000631" calcext:value-type="float">
            <text:p>0,024000631</text:p>
          </table:table-cell>
          <table:table-cell table:style-name="ce9" office:value-type="float" office:value="0.024189966" calcext:value-type="float">
            <text:p>0,024189966</text:p>
          </table:table-cell>
        </table:table-row>
        <table:table-row table:style-name="ro1">
          <table:table-cell/>
          <table:table-cell office:value-type="float" office:value="16777216" calcext:value-type="float">
            <text:p>16777216</text:p>
          </table:table-cell>
          <table:table-cell office:value-type="float" office:value="0.055180816" calcext:value-type="float">
            <text:p>0,055180816</text:p>
          </table:table-cell>
          <table:table-cell office:value-type="float" office:value="0.048284426" calcext:value-type="float">
            <text:p>0,048284426</text:p>
          </table:table-cell>
          <table:table-cell office:value-type="float" office:value="0.048575172" calcext:value-type="float">
            <text:p>0,048575172</text:p>
          </table:table-cell>
        </table:table-row>
        <table:table-row table:style-name="ro1">
          <table:table-cell/>
          <table:table-cell table:style-name="ce5" office:value-type="float" office:value="33554432" calcext:value-type="float">
            <text:p>33554432</text:p>
          </table:table-cell>
          <table:table-cell table:style-name="ce9" office:value-type="float" office:value="0.103127566" calcext:value-type="float">
            <text:p>0,103127566</text:p>
          </table:table-cell>
          <table:table-cell table:style-name="ce9" office:value-type="float" office:value="0.095858743" calcext:value-type="float">
            <text:p>0,095858743</text:p>
          </table:table-cell>
          <table:table-cell table:style-name="ce9" office:value-type="float" office:value="0.096467783" calcext:value-type="float">
            <text:p>0,096467783</text:p>
          </table:table-cell>
        </table:table-row>
        <table:table-row table:style-name="ro1">
          <table:table-cell/>
          <table:table-cell table:style-name="ce6" office:value-type="float" office:value="67108864" calcext:value-type="float">
            <text:p>67108864</text:p>
          </table:table-cell>
          <table:table-cell table:style-name="ce10" office:value-type="float" office:value="0.209657819" calcext:value-type="float">
            <text:p>0,209657819</text:p>
          </table:table-cell>
          <table:table-cell table:style-name="ce10" office:value-type="float" office:value="0.190501258" calcext:value-type="float">
            <text:p>0,190501258</text:p>
          </table:table-cell>
          <table:table-cell table:style-name="ce10" office:value-type="float" office:value="0.191349509" calcext:value-type="float">
            <text:p>0,1913495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/00/0000</text:date>, <text:time style:data-style-name="N2" text:time-value="23:23:30.28722074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4:06:46.263763502</meta:creation-date>
    <dc:date>2017-03-27T23:57:12.384741324</dc:date>
    <meta:editing-duration>PT3H51M28S</meta:editing-duration>
    <meta:editing-cycles>13</meta:editing-cycles>
    <meta:generator>LibreOffice/5.1.6.2$Linux_X86_64 LibreOffice_project/10m0$Build-2</meta:generator>
    <meta:document-statistic meta:table-count="1" meta:cell-count="1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1.064cm" svg:y="0.316cm" chart:style-name="ch2">
          <text:p>Tiempo de ejecución respecto del número de componentes del vector</text:p>
        </chart:title>
        <chart:subtitle svg:x="6.832cm" svg:y="1.275cm" chart:style-name="ch3">
          <text:p>PC Personal</text:p>
        </chart:subtitle>
        <chart:legend chart:legend-position="end" svg:x="10.264cm" svg:y="3.107cm" style:legend-expansion="high" chart:style-name="ch4"/>
        <chart:plot-area chart:style-name="ch5" table:cell-range-address="Hoja1.B22:Hoja1.E34 Hoja1.C21:Hoja1.E21" chart:data-source-has-labels="row" svg:x="1.331cm" svg:y="2.138cm" svg:width="8.613cm" svg:height="5.701cm">
          <chartooo:coordinate-region svg:x="2.243cm" svg:y="2.337cm" svg:width="6.866cm" svg:height="4.855cm"/>
          <chart:axis chart:dimension="x" chart:name="primary-x" chart:style-name="ch6">
            <chart:title svg:x="3.013cm" svg:y="8.019cm" chart:style-name="ch7">
              <text:p>Número de componentes del vector</text:p>
            </chart:title>
          </chart:axis>
          <chart:axis chart:dimension="y" chart:name="primary-y" chart:style-name="ch8">
            <chart:title svg:x="0.451cm" svg:y="6.54cm" chart:style-name="ch9">
              <text:p>Tiempo de ejecución</text:p>
            </chart:title>
            <chart:grid chart:style-name="ch10" chart:class="major"/>
          </chart:axis>
          <chart:series chart:style-name="ch11" chart:values-cell-range-address="Hoja1.C22:Hoja1.C34" chart:label-cell-address="Hoja1.C21:Hoja1.C21" chart:class="chart:scatter">
            <chart:domain table:cell-range-address="Hoja1.B22:Hoja1.B34"/>
            <chart:data-point chart:repeated="13"/>
          </chart:series>
          <chart:series chart:style-name="ch12" chart:values-cell-range-address="Hoja1.D22:Hoja1.D34" chart:label-cell-address="Hoja1.D21:Hoja1.D21" chart:class="chart:scatter">
            <chart:data-point chart:repeated="13"/>
          </chart:series>
          <chart:series chart:style-name="ch13" chart:values-cell-range-address="Hoja1.E22:Hoja1.E34" chart:label-cell-address="Hoja1.E21:Hoja1.E21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. secuencial vect, Globales
1 thread/core</text:p>
                <draw:g>
                  <svg:desc>Hoja1.C21:Hoja1.C21</svg:desc>
                </draw:g>
              </table:table-cell>
              <table:table-cell office:value-type="string">
                <text:p>T. paralelo (versión for)
4 threads/cores</text:p>
                <draw:g>
                  <svg:desc>Hoja1.D21:Hoja1.D21</svg:desc>
                </draw:g>
              </table:table-cell>
              <table:table-cell office:value-type="string">
                <text:p>T. paralelo (versión sections)
4 threads/cores</text:p>
                <draw:g>
                  <svg:desc>Hoja1.E21:Hoja1.E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B22:Hoja1.B34</svg:desc>
                </draw:g>
              </table:table-cell>
              <table:table-cell office:value-type="float" office:value="0.000187331">
                <text:p>0.000187331</text:p>
                <draw:g>
                  <svg:desc>Hoja1.C22:Hoja1.C34</svg:desc>
                </draw:g>
              </table:table-cell>
              <table:table-cell office:value-type="float" office:value="0.003562781">
                <text:p>0.003562781</text:p>
                <draw:g>
                  <svg:desc>Hoja1.D22:Hoja1.D34</svg:desc>
                </draw:g>
              </table:table-cell>
              <table:table-cell office:value-type="float" office:value="0.00071311">
                <text:p>0.00071311</text:p>
                <draw:g>
                  <svg:desc>Hoja1.E22:Hoja1.E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207951">
                <text:p>0.000207951</text:p>
              </table:table-cell>
              <table:table-cell office:value-type="float" office:value="0.003373672">
                <text:p>0.003373672</text:p>
              </table:table-cell>
              <table:table-cell office:value-type="float" office:value="0.002874773">
                <text:p>0.0028747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2359">
                <text:p>0.0002359</text:p>
              </table:table-cell>
              <table:table-cell office:value-type="float" office:value="0.000812517">
                <text:p>0.000812517</text:p>
              </table:table-cell>
              <table:table-cell office:value-type="float" office:value="0.002855686">
                <text:p>0.0028556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329453">
                <text:p>0.000329453</text:p>
              </table:table-cell>
              <table:table-cell office:value-type="float" office:value="0.001316516">
                <text:p>0.001316516</text:p>
              </table:table-cell>
              <table:table-cell office:value-type="float" office:value="0.00100356">
                <text:p>0.001003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0931368">
                <text:p>0.000931368</text:p>
              </table:table-cell>
              <table:table-cell office:value-type="float" office:value="0.003637744">
                <text:p>0.003637744</text:p>
              </table:table-cell>
              <table:table-cell office:value-type="float" office:value="0.001223535">
                <text:p>0.0012235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1550678">
                <text:p>0.001550678</text:p>
              </table:table-cell>
              <table:table-cell office:value-type="float" office:value="0.002010716">
                <text:p>0.002010716</text:p>
              </table:table-cell>
              <table:table-cell office:value-type="float" office:value="0.002141825">
                <text:p>0.002141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3011745">
                <text:p>0.003011745</text:p>
              </table:table-cell>
              <table:table-cell office:value-type="float" office:value="0.003427914">
                <text:p>0.003427914</text:p>
              </table:table-cell>
              <table:table-cell office:value-type="float" office:value="0.00481576">
                <text:p>0.00481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06105224">
                <text:p>0.006105224</text:p>
              </table:table-cell>
              <table:table-cell office:value-type="float" office:value="0.006237251">
                <text:p>0.006237251</text:p>
              </table:table-cell>
              <table:table-cell office:value-type="float" office:value="0.006196455">
                <text:p>0.00619645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13335993">
                <text:p>0.013335993</text:p>
              </table:table-cell>
              <table:table-cell office:value-type="float" office:value="0.012375529">
                <text:p>0.012375529</text:p>
              </table:table-cell>
              <table:table-cell office:value-type="float" office:value="0.01241685">
                <text:p>0.012416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27334643">
                <text:p>0.027334643</text:p>
              </table:table-cell>
              <table:table-cell office:value-type="float" office:value="0.024000631">
                <text:p>0.024000631</text:p>
              </table:table-cell>
              <table:table-cell office:value-type="float" office:value="0.024189966">
                <text:p>0.0241899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55180816">
                <text:p>0.055180816</text:p>
              </table:table-cell>
              <table:table-cell office:value-type="float" office:value="0.048284426">
                <text:p>0.048284426</text:p>
              </table:table-cell>
              <table:table-cell office:value-type="float" office:value="0.048575172">
                <text:p>0.0485751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03127566">
                <text:p>0.103127566</text:p>
              </table:table-cell>
              <table:table-cell office:value-type="float" office:value="0.095858743">
                <text:p>0.095858743</text:p>
              </table:table-cell>
              <table:table-cell office:value-type="float" office:value="0.096467783">
                <text:p>0.096467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209657819">
                <text:p>0.209657819</text:p>
              </table:table-cell>
              <table:table-cell office:value-type="float" office:value="0.190501258">
                <text:p>0.190501258</text:p>
              </table:table-cell>
              <table:table-cell office:value-type="float" office:value="0.191349509">
                <text:p>0.1913495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9.011cm" xlink:href=".." xlink:type="simple" chart:class="chart:scatter" chart:style-name="ch1">
        <chart:title svg:x="1.067cm" svg:y="0.316cm" chart:style-name="ch2">
          <text:p>Tiempo de ejecución respecto del número de componentes del vector</text:p>
        </chart:title>
        <chart:subtitle svg:x="7.06cm" svg:y="1.275cm" chart:style-name="ch3">
          <text:p>ATCGRID</text:p>
        </chart:subtitle>
        <chart:legend chart:legend-position="end" svg:x="10.271cm" svg:y="3.112cm" style:legend-expansion="high" chart:style-name="ch4"/>
        <chart:plot-area chart:style-name="ch5" table:cell-range-address="Hoja1.B5:Hoja1.E17 Hoja1.C4:Hoja1.E4" chart:data-source-has-labels="row" svg:x="1.331cm" svg:y="2.138cm" svg:width="8.62cm" svg:height="5.712cm">
          <chartooo:coordinate-region svg:x="2.243cm" svg:y="2.337cm" svg:width="6.873cm" svg:height="4.866cm"/>
          <chart:axis chart:dimension="x" chart:name="primary-x" chart:style-name="ch6">
            <chart:title svg:x="3.017cm" svg:y="8.03cm" chart:style-name="ch7">
              <text:p>Número de componentes del vector</text:p>
            </chart:title>
          </chart:axis>
          <chart:axis chart:dimension="y" chart:name="primary-y" chart:style-name="ch8">
            <chart:title svg:x="0.451cm" svg:y="6.546cm" chart:style-name="ch9">
              <text:p>Tiempo de ejecución</text:p>
            </chart:title>
            <chart:grid chart:style-name="ch10" chart:class="major"/>
          </chart:axis>
          <chart:series chart:style-name="ch11" chart:values-cell-range-address="Hoja1.C5:Hoja1.C17" chart:label-cell-address="Hoja1.C4:Hoja1.C4" chart:class="chart:scatter">
            <chart:domain table:cell-range-address="Hoja1.B5:Hoja1.B17"/>
            <chart:data-point chart:repeated="13"/>
          </chart:series>
          <chart:series chart:style-name="ch12" chart:values-cell-range-address="Hoja1.D5:Hoja1.D17" chart:label-cell-address="Hoja1.D4:Hoja1.D4" chart:class="chart:scatter">
            <chart:data-point chart:repeated="13"/>
          </chart:series>
          <chart:series chart:style-name="ch13" chart:values-cell-range-address="Hoja1.E5:Hoja1.E17" chart:label-cell-address="Hoja1.E4:Hoja1.E4" chart:class="chart:scatter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  <table:table-cell office:value-type="string">
                <text:p>T. secuencial vect, Globales
1 thread/core</text:p>
                <draw:g>
                  <svg:desc>Hoja1.C4:Hoja1.C4</svg:desc>
                </draw:g>
              </table:table-cell>
              <table:table-cell office:value-type="string">
                <text:p>T. paralelo (versión for)
24 threads/cores</text:p>
                <draw:g>
                  <svg:desc>Hoja1.D4:Hoja1.D4</svg:desc>
                </draw:g>
              </table:table-cell>
              <table:table-cell office:value-type="string">
                <text:p>T. paralelo (versión sections)
4 threads/cores</text:p>
                <draw:g>
                  <svg:desc>Hoja1.E4:Hoja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Hoja1.B5:Hoja1.B17</svg:desc>
                </draw:g>
              </table:table-cell>
              <table:table-cell office:value-type="float" office:value="0.00011488">
                <text:p>0.00011488</text:p>
                <draw:g>
                  <svg:desc>Hoja1.C5:Hoja1.C17</svg:desc>
                </draw:g>
              </table:table-cell>
              <table:table-cell office:value-type="float" office:value="0.00418877">
                <text:p>0.00418877</text:p>
                <draw:g>
                  <svg:desc>Hoja1.D5:Hoja1.D17</svg:desc>
                </draw:g>
              </table:table-cell>
              <table:table-cell office:value-type="float" office:value="NaN">
                <text:p>NaN</text:p>
                <draw:g>
                  <svg:desc>Hoja1.E5:Hoja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2768">
                <text:p>32768</text:p>
              </table:table-cell>
              <table:table-cell office:value-type="float" office:value="0.000194418">
                <text:p>0.000194418</text:p>
              </table:table-cell>
              <table:table-cell office:value-type="float" office:value="0.004623909">
                <text:p>0.004623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536">
                <text:p>65536</text:p>
              </table:table-cell>
              <table:table-cell office:value-type="float" office:value="0.000387518">
                <text:p>0.000387518</text:p>
              </table:table-cell>
              <table:table-cell office:value-type="float" office:value="0.006497946">
                <text:p>0.006497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1072">
                <text:p>131072</text:p>
              </table:table-cell>
              <table:table-cell office:value-type="float" office:value="0.000788074">
                <text:p>0.000788074</text:p>
              </table:table-cell>
              <table:table-cell office:value-type="float" office:value="0.000167502">
                <text:p>0.000167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2144">
                <text:p>262144</text:p>
              </table:table-cell>
              <table:table-cell office:value-type="float" office:value="0.001584133">
                <text:p>0.001584133</text:p>
              </table:table-cell>
              <table:table-cell office:value-type="float" office:value="0.004762385">
                <text:p>0.00476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24288">
                <text:p>524288</text:p>
              </table:table-cell>
              <table:table-cell office:value-type="float" office:value="0.003239701">
                <text:p>0.003239701</text:p>
              </table:table-cell>
              <table:table-cell office:value-type="float" office:value="0.004706856">
                <text:p>0.004706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48576">
                <text:p>1048576</text:p>
              </table:table-cell>
              <table:table-cell office:value-type="float" office:value="0.005383457">
                <text:p>0.005383457</text:p>
              </table:table-cell>
              <table:table-cell office:value-type="float" office:value="0.000966482">
                <text:p>0.000966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97152">
                <text:p>2097152</text:p>
              </table:table-cell>
              <table:table-cell office:value-type="float" office:value="0.010300564">
                <text:p>0.010300564</text:p>
              </table:table-cell>
              <table:table-cell office:value-type="float" office:value="0.002605997">
                <text:p>0.002605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94304">
                <text:p>4194304</text:p>
              </table:table-cell>
              <table:table-cell office:value-type="float" office:value="0.020062675">
                <text:p>0.020062675</text:p>
              </table:table-cell>
              <table:table-cell office:value-type="float" office:value="0.004969185">
                <text:p>0.004969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88608">
                <text:p>8388608</text:p>
              </table:table-cell>
              <table:table-cell office:value-type="float" office:value="0.039292277">
                <text:p>0.039292277</text:p>
              </table:table-cell>
              <table:table-cell office:value-type="float" office:value="0.009445636">
                <text:p>0.009445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77216">
                <text:p>16777216</text:p>
              </table:table-cell>
              <table:table-cell office:value-type="float" office:value="0.078920846">
                <text:p>0.078920846</text:p>
              </table:table-cell>
              <table:table-cell office:value-type="float" office:value="0.018401407">
                <text:p>0.01840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554432">
                <text:p>33554432</text:p>
              </table:table-cell>
              <table:table-cell office:value-type="float" office:value="0.158294406">
                <text:p>0.158294406</text:p>
              </table:table-cell>
              <table:table-cell office:value-type="float" office:value="0.036223626">
                <text:p>0.036223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7108864">
                <text:p>67108864</text:p>
              </table:table-cell>
              <table:table-cell office:value-type="float" office:value="0.317379843">
                <text:p>0.317379843</text:p>
              </table:table-cell>
              <table:table-cell office:value-type="float" office:value="0.072185487">
                <text:p>0.07218548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